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590000B76F1C0D03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716" officeooo:paragraph-rsid="001c371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6665in" svg:height="5in" draw:z-index="0"><draw:image xlink:href="Pictures/100000000000009E00000077590000B76F1C0D03.jpg" xlink:type="simple" xlink:show="embed" xlink:actuate="onLoad" draw:mime-type="image/jpeg"/></draw:frame>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29T22:40:56.811000000</meta:creation-date>
    <dc:date>2020-06-30T15:35:45.019206694</dc:date>
    <meta:editing-duration>PT20M26S</meta:editing-duration>
    <meta:editing-cycles>10</meta:editing-cycles>
    <meta:generator>LibreOfficeDev/7.1.0.0.alpha0$Linux_X86_64 LibreOffice_project/63f3485b57904de4e77c04f5759e6563fcce6748</meta:generator>
    <meta:document-statistic meta:table-count="0" meta:image-count="1" meta:object-count="0" meta:page-count="1" meta:paragraph-count="1" meta:word-count="1" meta:character-count="1" meta:non-whitespace-character-count="1"/>
  </office:meta>
</office:document-meta>
</file>